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="Rounded_20_short_20_Arrow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0.55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cm" fo:min-width="3.15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98cm" fo:min-width="2.6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98cm" fo:min-width="3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98cm" fo:min-width="1.88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  <style:text-properties style:font-name="Times New Roman" fo:font-size="12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fo:font-weight="normal" style:font-weight-asian="normal" style:font-weight-complex="normal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3cm" svg:y1="2.6cm" svg:x2="23cm" svg:y2="4.6cm" draw:start-shape="id1" draw:start-glue-point="6" draw:end-shape="id2" draw:end-glue-point="4" svg:d="M23000 2600v2000" svg:viewBox="0 0 1 2001">
          <text:p/>
        </draw:connector>
        <draw:connector draw:style-name="gr1" draw:text-style-name="P1" draw:layer="layout" svg:x1="19.8cm" svg:y1="6.2cm" svg:x2="15.8cm" svg:y2="8.2cm" draw:start-shape="id2" draw:start-glue-point="5" draw:end-shape="id3" draw:end-glue-point="4" svg:d="M19800 6200h-4000v2000" svg:viewBox="0 0 4001 2001">
          <text:p/>
        </draw:connector>
        <draw:frame draw:style-name="gr2" draw:text-style-name="P2" draw:layer="layout" svg:width="0.8cm" svg:height="0.8cm" svg:x="19cm" svg:y="5.4cm">
          <draw:text-box>
            <text:p text:style-name="P1"><text:span text:style-name="T1">N</text:span></text:p>
          </draw:text-box>
        </draw:frame>
        <draw:custom-shape draw:style-name="gr3" draw:text-style-name="P3" xml:id="id1" draw:id="id1" draw:layer="layout" svg:width="4cm" svg:height="1.2cm" svg:x="21cm" svg:y="1.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2" draw:id="id2" draw:layer="layout" svg:width="6.4cm" svg:height="3.2cm" svg:x="19.8cm" svg:y="4.6cm">
          <text:p text:style-name="P1"><text:span text:style-name="T2">Room temp.</text:span><text:span text:style-name="T2"><text:line-break/></text:span><text:span text:style-name="T2">&lt;</text:span><text:span text:style-name="T2"><text:line-break/></text:span><text:span text:style-name="T2">Room temp. min.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5" xml:id="id3" draw:id="id3" draw:layer="layout" svg:width="4cm" svg:height="1.6cm" svg:x="13.8cm" svg:y="8.2cm">
          <text:p text:style-name="P1"><text:span text:style-name="T3">HVAC-heating O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4" draw:id="id4" draw:layer="layout" svg:width="4cm" svg:height="1.6cm" svg:x="28.2cm" svg:y="8.2cm">
          <text:p text:style-name="P1"><text:span text:style-name="T3">HVAC-heating 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26.2cm" svg:y1="6.2cm" svg:x2="30.2cm" svg:y2="8.2cm" draw:start-shape="id2" draw:start-glue-point="7" draw:end-shape="id4" draw:end-glue-point="4" svg:d="M26200 6200h4000v2000" svg:viewBox="0 0 4001 2001">
          <text:p/>
        </draw:connector>
        <draw:custom-shape draw:style-name="gr5" draw:text-style-name="P5" xml:id="id5" draw:id="id5" draw:layer="layout" svg:width="4cm" svg:height="1.6cm" svg:x="13.8cm" svg:y="11.8cm">
          <text:p text:style-name="P1"><text:span text:style-name="T3">Calculate room temp.</text:span><text:span text:style-name="T3"><text:line-break/></text:span><text:span text:style-name="T3">for next ste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6" draw:id="id6" draw:layer="layout" svg:width="4cm" svg:height="1.6cm" svg:x="28.2cm" svg:y="11.8cm">
          <text:p text:style-name="P1"><text:span text:style-name="T3">Calculate room temp.</text:span><text:span text:style-name="T3"><text:line-break/></text:span><text:span text:style-name="T3">for next ste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5.8cm" svg:y1="9.8cm" svg:x2="15.8cm" svg:y2="11.8cm" draw:start-shape="id3" draw:start-glue-point="6" draw:end-shape="id5" svg:d="M15800 9800v2000" svg:viewBox="0 0 1 2001">
          <text:p/>
        </draw:connector>
        <draw:connector draw:style-name="gr1" draw:text-style-name="P1" draw:layer="layout" svg:x1="30.2cm" svg:y1="9.8cm" svg:x2="30.2cm" svg:y2="11.8cm" draw:start-shape="id4" draw:start-glue-point="6" draw:end-shape="id6" draw:end-glue-point="4" svg:d="M30200 9800v2000" svg:viewBox="0 0 1 2001">
          <text:p/>
        </draw:connector>
        <draw:connector draw:style-name="gr1" draw:text-style-name="P6" draw:layer="layout" svg:x1="15.8cm" svg:y1="9.787cm" svg:x2="15.8cm" svg:y2="11.787cm" svg:d="M15800 9787v2000" svg:viewBox="0 0 1 2001">
          <text:p/>
        </draw:connector>
        <draw:custom-shape draw:style-name="gr4" draw:text-style-name="P4" xml:id="id7" draw:id="id7" draw:layer="layout" svg:width="6.4cm" svg:height="3.2cm" svg:x="12.6cm" svg:y="15.4cm">
          <text:p text:style-name="P1"><text:span text:style-name="T2">End of</text:span><text:span text:style-name="T2"><text:line-break/></text:span><text:span text:style-name="T2">12 hour perio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6" draw:layer="layout" svg:x1="15.8cm" svg:y1="13.4cm" svg:x2="15.8cm" svg:y2="15.4cm" draw:start-shape="id5" draw:start-glue-point="6" draw:end-shape="id7" draw:end-glue-point="4" svg:d="M15800 13400v2000" svg:viewBox="0 0 1 2001">
          <text:p/>
        </draw:connector>
        <draw:custom-shape draw:style-name="gr4" draw:text-style-name="P4" xml:id="id8" draw:id="id8" draw:layer="layout" svg:width="6.4cm" svg:height="3.2cm" svg:x="27cm" svg:y="15.4cm">
          <text:p text:style-name="P1"><text:span text:style-name="T2">End of</text:span><text:span text:style-name="T2"><text:line-break/></text:span><text:span text:style-name="T2">12 hour perio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6" draw:layer="layout" svg:x1="30.2cm" svg:y1="13.4cm" svg:x2="30.2cm" svg:y2="15.4cm" draw:start-shape="id6" draw:end-shape="id8" svg:d="M30200 13400v2000" svg:viewBox="0 0 1 2001">
          <text:p/>
        </draw:connector>
        <draw:custom-shape draw:style-name="gr4" draw:text-style-name="P4" xml:id="id9" draw:id="id9" draw:layer="layout" svg:width="6.4cm" svg:height="3.2cm" svg:x="12.6cm" svg:y="20.6cm">
          <text:p text:style-name="P1"><text:span text:style-name="T2">Next room temp.</text:span><text:span text:style-name="T2"><text:line-break/></text:span><text:span text:style-name="T2">&lt;</text:span><text:span text:style-name="T2"><text:line-break/></text:span><text:span text:style-name="T2">Room temp. min.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6" draw:layer="layout" svg:x1="15.8cm" svg:y1="18.6cm" svg:x2="15.8cm" svg:y2="20.6cm" draw:start-shape="id7" draw:start-glue-point="6" draw:end-shape="id9" svg:d="M15800 18600v2000" svg:viewBox="0 0 1 2001">
          <text:p/>
        </draw:connector>
        <draw:custom-shape draw:style-name="gr4" draw:text-style-name="P4" xml:id="id10" draw:id="id10" draw:layer="layout" svg:width="6.4cm" svg:height="3.2cm" svg:x="27cm" svg:y="20.6cm">
          <text:p text:style-name="P1"><text:span text:style-name="T2">Next room temp.</text:span><text:span text:style-name="T2"><text:line-break/></text:span><text:span text:style-name="T2">&gt;</text:span><text:span text:style-name="T2"><text:line-break/></text:span><text:span text:style-name="T2">Room temp. max.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6" draw:layer="layout" svg:x1="30.2cm" svg:y1="18.6cm" svg:x2="30.2cm" svg:y2="20.6cm" draw:start-shape="id8" draw:start-glue-point="6" draw:end-shape="id10" draw:end-glue-point="4" svg:d="M30200 18600v2000" svg:viewBox="0 0 1 2001">
          <text:p/>
        </draw:connector>
        <draw:connector draw:style-name="gr1" draw:text-style-name="P6" draw:layer="layout" draw:line-skew="-0.673cm" svg:x1="12.6cm" svg:y1="22.2cm" svg:x2="13.8cm" svg:y2="9cm" draw:start-shape="id9" draw:start-glue-point="5" draw:end-shape="id3" draw:end-glue-point="5" svg:d="M12600 22200h-1200v-13200h2400" svg:viewBox="0 0 2401 13201">
          <text:p/>
        </draw:connector>
        <draw:connector draw:style-name="gr1" draw:text-style-name="P6" draw:layer="layout" draw:line-skew="0.672cm" svg:x1="33.4cm" svg:y1="22.2cm" svg:x2="32.2cm" svg:y2="9cm" draw:start-shape="id10" draw:start-glue-point="7" draw:end-shape="id4" draw:end-glue-point="7" svg:d="M33400 22200h1200v-13200h-2400" svg:viewBox="0 0 2401 13201">
          <text:p/>
        </draw:connector>
        <draw:connector draw:style-name="gr1" draw:text-style-name="P1" draw:layer="layout" draw:line-skew="0.272cm 2.599cm" svg:x1="15.8cm" svg:y1="23.8cm" svg:x2="28.2cm" svg:y2="9cm" draw:start-shape="id9" draw:start-glue-point="6" draw:end-shape="id4" draw:end-glue-point="5" svg:d="M15800 23800v800h10400v-15600h2000" svg:viewBox="0 0 12401 15601">
          <text:p/>
        </draw:connector>
        <draw:connector draw:style-name="gr1" draw:text-style-name="P1" draw:layer="layout" draw:line-skew="1.072cm -2.601cm" svg:x1="30.2cm" svg:y1="23.8cm" svg:x2="17.8cm" svg:y2="9cm" draw:start-shape="id10" draw:start-glue-point="6" draw:end-shape="id3" draw:end-glue-point="7" svg:d="M30200 23800v1600h-10400v-16400h-2000" svg:viewBox="0 0 12401 16401">
          <text:p/>
        </draw:connector>
        <draw:frame draw:style-name="gr2" draw:text-style-name="P2" draw:layer="layout" svg:width="0.8cm" svg:height="0.8cm" svg:x="26.2cm" svg:y="5.4cm">
          <draw:text-box>
            <text:p text:style-name="P1"><text:span text:style-name="T1">Y</text:span></text:p>
          </draw:text-box>
        </draw:frame>
        <draw:frame draw:style-name="gr2" draw:text-style-name="P2" draw:layer="layout" svg:width="0.8cm" svg:height="0.8cm" svg:x="11.8cm" svg:y="21.4cm">
          <draw:text-box>
            <text:p text:style-name="P1"><text:span text:style-name="T1">N</text:span></text:p>
          </draw:text-box>
        </draw:frame>
        <draw:frame draw:style-name="gr2" draw:text-style-name="P2" draw:layer="layout" svg:width="0.8cm" svg:height="0.8cm" svg:x="15.8cm" svg:y="23.8cm">
          <draw:text-box>
            <text:p text:style-name="P1"><text:span text:style-name="T1">Y</text:span></text:p>
          </draw:text-box>
        </draw:frame>
        <draw:frame draw:style-name="gr2" draw:text-style-name="P2" draw:layer="layout" svg:width="0.8cm" svg:height="0.8cm" svg:x="29.4cm" svg:y="23.8cm">
          <draw:text-box>
            <text:p text:style-name="P1"><text:span text:style-name="T1">Y</text:span></text:p>
          </draw:text-box>
        </draw:frame>
        <draw:frame draw:style-name="gr2" draw:text-style-name="P2" draw:layer="layout" svg:width="0.8cm" svg:height="0.8cm" svg:x="33.4cm" svg:y="21.4cm">
          <draw:text-box>
            <text:p text:style-name="P1"><text:span text:style-name="T1">N</text:span></text:p>
          </draw:text-box>
        </draw:frame>
        <draw:frame draw:style-name="gr2" draw:text-style-name="P2" draw:layer="layout" svg:width="0.8cm" svg:height="0.8cm" svg:x="15.8cm" svg:y="18.6cm">
          <draw:text-box>
            <text:p text:style-name="P1"><text:span text:style-name="T1">N</text:span></text:p>
          </draw:text-box>
        </draw:frame>
        <draw:frame draw:style-name="gr2" draw:text-style-name="P2" draw:layer="layout" svg:width="0.8cm" svg:height="0.8cm" svg:x="30.2cm" svg:y="18.6cm">
          <draw:text-box>
            <text:p text:style-name="P1"><text:span text:style-name="T1">N</text:span></text:p>
          </draw:text-box>
        </draw:frame>
        <draw:custom-shape draw:style-name="gr6" draw:text-style-name="P3" xml:id="id11" draw:id="id11" draw:layer="layout" svg:width="4cm" svg:height="1.6cm" svg:x="21cm" svg:y="11.8cm">
          <text:p text:style-name="P7"><text:span text:style-name="T1">Ambient</text:span><text:span text:style-name="T1"><text:line-break/></text:span><text:span text:style-name="T1">temperatur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1" draw:text-style-name="P6" draw:layer="layout" svg:x1="21.4cm" svg:y1="12.6cm" svg:x2="17.8cm" svg:y2="12.6cm" draw:start-shape="id11" draw:start-glue-point="6" draw:end-shape="id5" draw:end-glue-point="7" svg:d="M21400 12600h-3600" svg:viewBox="0 0 3601 1">
          <text:p/>
        </draw:connector>
        <draw:connector draw:style-name="gr1" draw:text-style-name="P6" draw:layer="layout" svg:x1="24.593cm" svg:y1="12.6cm" svg:x2="28.2cm" svg:y2="12.6cm" draw:start-shape="id11" draw:start-glue-point="9" draw:end-shape="id6" draw:end-glue-point="5" svg:d="M24593 12600h3607" svg:viewBox="0 0 3608 1">
          <text:p/>
        </draw:connector>
        <draw:custom-shape draw:style-name="gr3" draw:text-style-name="P3" xml:id="id12" draw:id="id12" draw:layer="layout" svg:width="4cm" svg:height="1.2cm" svg:x="21cm" svg:y="26.2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6" draw:layer="layout" draw:line-skew="-1.873cm" svg:x1="12.6cm" svg:y1="17cm" svg:x2="21cm" svg:y2="26.8cm" draw:start-shape="id7" draw:start-glue-point="5" draw:end-shape="id12" svg:d="M12600 17000h-2400v9800h10800" svg:viewBox="0 0 10801 9801">
          <text:p/>
        </draw:connector>
        <draw:connector draw:style-name="gr1" draw:text-style-name="P6" draw:layer="layout" draw:line-skew="1.872cm" svg:x1="33.4cm" svg:y1="17cm" svg:x2="25cm" svg:y2="26.8cm" draw:start-shape="id8" draw:start-glue-point="7" draw:end-shape="id12" draw:end-glue-point="7" svg:d="M33400 17000h2400v9800h-10800" svg:viewBox="0 0 10801 9801">
          <text:p/>
        </draw:connector>
        <draw:frame draw:style-name="gr2" draw:text-style-name="P2" draw:layer="layout" svg:width="0.8cm" svg:height="0.8cm" svg:x="33.4cm" svg:y="16.2cm">
          <draw:text-box>
            <text:p text:style-name="P1"><text:span text:style-name="T1">Y</text:span></text:p>
          </draw:text-box>
        </draw:frame>
        <draw:frame draw:style-name="gr2" draw:text-style-name="P2" draw:layer="layout" svg:width="0.8cm" svg:height="0.8cm" svg:x="11.9cm" svg:y="16.2cm">
          <draw:text-box>
            <text:p text:style-name="P1"><text:span text:style-name="T1">Y</text:span></text:p>
          </draw:text-box>
        </draw:frame>
      </draw:page>
      <draw:page draw:name="page2" draw:style-name="dp1" draw:master-page-name="Default">
        <draw:connector draw:style-name="gr1" draw:text-style-name="P1" draw:layer="layout" svg:x1="23cm" svg:y1="2.601cm" svg:x2="23cm" svg:y2="4.601cm" draw:start-shape="id13" draw:start-glue-point="6" draw:end-shape="id14" draw:end-glue-point="4" svg:d="M23000 2601v2000" svg:viewBox="0 0 1 2001">
          <text:p/>
        </draw:connector>
        <draw:connector draw:style-name="gr1" draw:text-style-name="P1" draw:layer="layout" svg:x1="19.8cm" svg:y1="6.201cm" svg:x2="15.8cm" svg:y2="8.201cm" draw:start-shape="id14" draw:start-glue-point="5" draw:end-shape="id15" draw:end-glue-point="4" svg:d="M19800 6201h-4000v2000" svg:viewBox="0 0 4001 2001">
          <text:p/>
        </draw:connector>
        <draw:frame draw:style-name="gr2" draw:text-style-name="P2" draw:layer="layout" svg:width="0.8cm" svg:height="0.8cm" svg:x="19cm" svg:y="5.401cm">
          <draw:text-box>
            <text:p text:style-name="P1"><text:span text:style-name="T1">N</text:span></text:p>
          </draw:text-box>
        </draw:frame>
        <draw:custom-shape draw:style-name="gr3" draw:text-style-name="P3" xml:id="id13" draw:id="id13" draw:layer="layout" svg:width="4cm" svg:height="1.2cm" svg:x="21cm" svg:y="1.401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4" draw:id="id14" draw:layer="layout" svg:width="6.4cm" svg:height="3.2cm" svg:x="19.8cm" svg:y="4.601cm">
          <text:p text:style-name="P1"><text:span text:style-name="T2">Room temp.</text:span><text:span text:style-name="T2"><text:line-break/></text:span><text:span text:style-name="T2">&gt;</text:span><text:span text:style-name="T2"><text:line-break/></text:span><text:span text:style-name="T2">Room temp. max.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5" xml:id="id15" draw:id="id15" draw:layer="layout" svg:width="4cm" svg:height="1.6cm" svg:x="13.8cm" svg:y="8.201cm">
          <text:p text:style-name="P1"><text:span text:style-name="T3">HVAC-cooling O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16" draw:id="id16" draw:layer="layout" svg:width="4cm" svg:height="1.6cm" svg:x="28.2cm" svg:y="8.201cm">
          <text:p text:style-name="P1"><text:span text:style-name="T3">HVAC-cooling 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26.2cm" svg:y1="6.201cm" svg:x2="30.2cm" svg:y2="8.201cm" draw:start-shape="id14" draw:start-glue-point="7" draw:end-shape="id16" draw:end-glue-point="4" svg:d="M26200 6201h4000v2000" svg:viewBox="0 0 4001 2001">
          <text:p/>
        </draw:connector>
        <draw:custom-shape draw:style-name="gr5" draw:text-style-name="P5" xml:id="id17" draw:id="id17" draw:layer="layout" svg:width="4cm" svg:height="1.6cm" svg:x="13.8cm" svg:y="11.801cm">
          <text:p text:style-name="P1"><text:span text:style-name="T3">Calculate room temp.</text:span><text:span text:style-name="T3"><text:line-break/></text:span><text:span text:style-name="T3">for next ste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18" draw:id="id18" draw:layer="layout" svg:width="4cm" svg:height="1.6cm" svg:x="28.2cm" svg:y="11.801cm">
          <text:p text:style-name="P1"><text:span text:style-name="T3">Calculate room temp.</text:span><text:span text:style-name="T3"><text:line-break/></text:span><text:span text:style-name="T3">for next ste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svg:x1="15.8cm" svg:y1="9.801cm" svg:x2="15.8cm" svg:y2="11.801cm" draw:start-shape="id15" draw:start-glue-point="6" draw:end-shape="id17" svg:d="M15800 9801v2000" svg:viewBox="0 0 1 2001">
          <text:p/>
        </draw:connector>
        <draw:connector draw:style-name="gr1" draw:text-style-name="P1" draw:layer="layout" svg:x1="30.2cm" svg:y1="9.801cm" svg:x2="30.2cm" svg:y2="11.801cm" draw:start-shape="id16" draw:start-glue-point="6" draw:end-shape="id18" draw:end-glue-point="4" svg:d="M30200 9801v2000" svg:viewBox="0 0 1 2001">
          <text:p/>
        </draw:connector>
        <draw:connector draw:style-name="gr1" draw:text-style-name="P6" draw:layer="layout" svg:x1="15.8cm" svg:y1="9.788cm" svg:x2="15.8cm" svg:y2="11.788cm" svg:d="M15800 9788v2000" svg:viewBox="0 0 1 2001">
          <text:p/>
        </draw:connector>
        <draw:custom-shape draw:style-name="gr4" draw:text-style-name="P4" xml:id="id19" draw:id="id19" draw:layer="layout" svg:width="6.4cm" svg:height="3.2cm" svg:x="12.6cm" svg:y="15.401cm">
          <text:p text:style-name="P1"><text:span text:style-name="T2">End of</text:span><text:span text:style-name="T2"><text:line-break/></text:span><text:span text:style-name="T2">12 hour perio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6" draw:layer="layout" svg:x1="15.8cm" svg:y1="13.401cm" svg:x2="15.8cm" svg:y2="15.401cm" draw:start-shape="id17" draw:start-glue-point="6" draw:end-shape="id19" draw:end-glue-point="4" svg:d="M15800 13401v2000" svg:viewBox="0 0 1 2001">
          <text:p/>
        </draw:connector>
        <draw:custom-shape draw:style-name="gr4" draw:text-style-name="P4" xml:id="id20" draw:id="id20" draw:layer="layout" svg:width="6.4cm" svg:height="3.2cm" svg:x="27cm" svg:y="15.401cm">
          <text:p text:style-name="P1"><text:span text:style-name="T2">End of</text:span><text:span text:style-name="T2"><text:line-break/></text:span><text:span text:style-name="T2">12 hour perio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6" draw:layer="layout" svg:x1="30.2cm" svg:y1="13.401cm" svg:x2="30.2cm" svg:y2="15.401cm" draw:start-shape="id18" draw:end-shape="id20" svg:d="M30200 13401v2000" svg:viewBox="0 0 1 2001">
          <text:p/>
        </draw:connector>
        <draw:custom-shape draw:style-name="gr4" draw:text-style-name="P4" xml:id="id21" draw:id="id21" draw:layer="layout" svg:width="6.4cm" svg:height="3.2cm" svg:x="12.6cm" svg:y="20.601cm">
          <text:p text:style-name="P1"><text:span text:style-name="T2">Next room temp.</text:span><text:span text:style-name="T2"><text:line-break/></text:span><text:span text:style-name="T2">&gt;</text:span><text:span text:style-name="T2"><text:line-break/></text:span><text:span text:style-name="T2">Room temp. max.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6" draw:layer="layout" svg:x1="15.8cm" svg:y1="18.601cm" svg:x2="15.8cm" svg:y2="20.601cm" draw:start-shape="id19" draw:start-glue-point="6" draw:end-shape="id21" svg:d="M15800 18601v2000" svg:viewBox="0 0 1 2001">
          <text:p/>
        </draw:connector>
        <draw:custom-shape draw:style-name="gr4" draw:text-style-name="P4" xml:id="id22" draw:id="id22" draw:layer="layout" svg:width="6.4cm" svg:height="3.2cm" svg:x="27cm" svg:y="20.601cm">
          <text:p text:style-name="P1"><text:span text:style-name="T2">Next room temp.</text:span><text:span text:style-name="T2"><text:line-break/></text:span><text:span text:style-name="T2">&lt;</text:span><text:span text:style-name="T2"><text:line-break/></text:span><text:span text:style-name="T2">Room temp. min.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6" draw:layer="layout" svg:x1="30.2cm" svg:y1="18.601cm" svg:x2="30.2cm" svg:y2="20.601cm" draw:start-shape="id20" draw:start-glue-point="6" draw:end-shape="id22" draw:end-glue-point="4" svg:d="M30200 18601v2000" svg:viewBox="0 0 1 2001">
          <text:p/>
        </draw:connector>
        <draw:connector draw:style-name="gr1" draw:text-style-name="P6" draw:layer="layout" draw:line-skew="-0.673cm" svg:x1="12.6cm" svg:y1="22.201cm" svg:x2="13.8cm" svg:y2="9.001cm" draw:start-shape="id21" draw:start-glue-point="5" draw:end-shape="id15" draw:end-glue-point="5" svg:d="M12600 22201h-1200v-13200h2400" svg:viewBox="0 0 2401 13201">
          <text:p/>
        </draw:connector>
        <draw:connector draw:style-name="gr1" draw:text-style-name="P6" draw:layer="layout" draw:line-skew="0.672cm" svg:x1="33.4cm" svg:y1="22.201cm" svg:x2="32.2cm" svg:y2="9.001cm" draw:start-shape="id22" draw:start-glue-point="7" draw:end-shape="id16" draw:end-glue-point="7" svg:d="M33400 22201h1200v-13200h-2400" svg:viewBox="0 0 2401 13201">
          <text:p/>
        </draw:connector>
        <draw:connector draw:style-name="gr1" draw:text-style-name="P1" draw:layer="layout" draw:line-skew="0.272cm 2.599cm" svg:x1="15.8cm" svg:y1="23.801cm" svg:x2="28.2cm" svg:y2="9.001cm" draw:start-shape="id21" draw:start-glue-point="6" draw:end-shape="id16" draw:end-glue-point="5" svg:d="M15800 23801v800h10400v-15600h2000" svg:viewBox="0 0 12401 15601">
          <text:p/>
        </draw:connector>
        <draw:connector draw:style-name="gr1" draw:text-style-name="P1" draw:layer="layout" draw:line-skew="1.072cm -2.601cm" svg:x1="30.2cm" svg:y1="23.801cm" svg:x2="17.8cm" svg:y2="9.001cm" draw:start-shape="id22" draw:start-glue-point="6" draw:end-shape="id15" draw:end-glue-point="7" svg:d="M30200 23801v1600h-10400v-16400h-2000" svg:viewBox="0 0 12401 16401">
          <text:p/>
        </draw:connector>
        <draw:frame draw:style-name="gr2" draw:text-style-name="P2" draw:layer="layout" svg:width="0.8cm" svg:height="0.8cm" svg:x="26.2cm" svg:y="5.401cm">
          <draw:text-box>
            <text:p text:style-name="P1"><text:span text:style-name="T1">Y</text:span></text:p>
          </draw:text-box>
        </draw:frame>
        <draw:frame draw:style-name="gr2" draw:text-style-name="P2" draw:layer="layout" svg:width="0.8cm" svg:height="0.8cm" svg:x="11.8cm" svg:y="21.401cm">
          <draw:text-box>
            <text:p text:style-name="P1"><text:span text:style-name="T1">N</text:span></text:p>
          </draw:text-box>
        </draw:frame>
        <draw:frame draw:style-name="gr2" draw:text-style-name="P2" draw:layer="layout" svg:width="0.8cm" svg:height="0.8cm" svg:x="15.8cm" svg:y="23.801cm">
          <draw:text-box>
            <text:p text:style-name="P1"><text:span text:style-name="T1">Y</text:span></text:p>
          </draw:text-box>
        </draw:frame>
        <draw:frame draw:style-name="gr2" draw:text-style-name="P2" draw:layer="layout" svg:width="0.8cm" svg:height="0.8cm" svg:x="29.4cm" svg:y="23.801cm">
          <draw:text-box>
            <text:p text:style-name="P1"><text:span text:style-name="T1">Y</text:span></text:p>
          </draw:text-box>
        </draw:frame>
        <draw:frame draw:style-name="gr2" draw:text-style-name="P2" draw:layer="layout" svg:width="0.8cm" svg:height="0.8cm" svg:x="33.4cm" svg:y="21.401cm">
          <draw:text-box>
            <text:p text:style-name="P1"><text:span text:style-name="T1">N</text:span></text:p>
          </draw:text-box>
        </draw:frame>
        <draw:frame draw:style-name="gr2" draw:text-style-name="P2" draw:layer="layout" svg:width="0.8cm" svg:height="0.8cm" svg:x="15.8cm" svg:y="18.601cm">
          <draw:text-box>
            <text:p text:style-name="P1"><text:span text:style-name="T1">N</text:span></text:p>
          </draw:text-box>
        </draw:frame>
        <draw:frame draw:style-name="gr2" draw:text-style-name="P2" draw:layer="layout" svg:width="0.8cm" svg:height="0.8cm" svg:x="30.2cm" svg:y="18.601cm">
          <draw:text-box>
            <text:p text:style-name="P1"><text:span text:style-name="T1">N</text:span></text:p>
          </draw:text-box>
        </draw:frame>
        <draw:custom-shape draw:style-name="gr6" draw:text-style-name="P3" xml:id="id23" draw:id="id23" draw:layer="layout" svg:width="4cm" svg:height="1.6cm" svg:x="21cm" svg:y="11.801cm">
          <text:p text:style-name="P7"><text:span text:style-name="T1">Ambient</text:span><text:span text:style-name="T1"><text:line-break/></text:span><text:span text:style-name="T1">temperatur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1" draw:text-style-name="P6" draw:layer="layout" svg:x1="21.4cm" svg:y1="12.601cm" svg:x2="17.8cm" svg:y2="12.601cm" draw:start-shape="id23" draw:start-glue-point="6" draw:end-shape="id17" draw:end-glue-point="7" svg:d="M21400 12601h-3600" svg:viewBox="0 0 3601 1">
          <text:p/>
        </draw:connector>
        <draw:connector draw:style-name="gr1" draw:text-style-name="P6" draw:layer="layout" svg:x1="24.593cm" svg:y1="12.601cm" svg:x2="28.2cm" svg:y2="12.601cm" draw:start-shape="id23" draw:start-glue-point="9" draw:end-shape="id18" draw:end-glue-point="5" svg:d="M24593 12601h3607" svg:viewBox="0 0 3608 1">
          <text:p/>
        </draw:connector>
        <draw:custom-shape draw:style-name="gr3" draw:text-style-name="P3" xml:id="id24" draw:id="id24" draw:layer="layout" svg:width="4cm" svg:height="1.2cm" svg:x="21cm" svg:y="26.201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" draw:text-style-name="P6" draw:layer="layout" draw:line-skew="-1.873cm" svg:x1="12.6cm" svg:y1="17.001cm" svg:x2="21cm" svg:y2="26.801cm" draw:start-shape="id19" draw:start-glue-point="5" draw:end-shape="id24" svg:d="M12600 17001h-2400v9800h10800" svg:viewBox="0 0 10801 9801">
          <text:p/>
        </draw:connector>
        <draw:connector draw:style-name="gr1" draw:text-style-name="P6" draw:layer="layout" draw:line-skew="1.872cm" svg:x1="33.4cm" svg:y1="17.001cm" svg:x2="25cm" svg:y2="26.801cm" draw:start-shape="id20" draw:start-glue-point="7" draw:end-shape="id24" draw:end-glue-point="7" svg:d="M33400 17001h2400v9800h-10800" svg:viewBox="0 0 10801 9801">
          <text:p/>
        </draw:connector>
        <draw:frame draw:style-name="gr2" draw:text-style-name="P2" draw:layer="layout" svg:width="0.8cm" svg:height="0.8cm" svg:x="33.4cm" svg:y="16.201cm">
          <draw:text-box>
            <text:p text:style-name="P1"><text:span text:style-name="T1">Y</text:span></text:p>
          </draw:text-box>
        </draw:frame>
        <draw:frame draw:style-name="gr2" draw:text-style-name="P2" draw:layer="layout" svg:width="0.8cm" svg:height="0.8cm" svg:x="11.9cm" svg:y="16.201cm">
          <draw:text-box>
            <text:p text:style-name="P1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1:38:57.876000000</meta:creation-date>
    <dc:date>2017-08-14T17:15:34.613000000</dc:date>
    <meta:editing-duration>PT1H19M42S</meta:editing-duration>
    <meta:editing-cycles>16</meta:editing-cycles>
    <meta:generator>LibreOffice/5.3.4.2$Windows_X86_64 LibreOffice_project/f82d347ccc0be322489bf7da61d7e4ad13fe2ff3</meta:generator>
    <meta:document-statistic meta:object-count="80"/>
  </office:meta>
</office:document-meta>
</file>